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B2FF2A327EABC87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4.054cm" fo:min-width="4.432cm" fo:padding-top="0.175cm" fo:padding-bottom="0.175cm" fo:padding-left="0.3cm" fo:padding-right="0.3cm"/>
    </style:style>
    <style:style style:name="gr2" style:family="graphic" style:parent-style-name="standard">
      <style:graphic-properties svg:stroke-width="0cm" svg:stroke-color="#ff3333" draw:fill="none" draw:textarea-horizontal-align="justify" draw:textarea-vertical-align="middle" draw:auto-grow-height="false" fo:min-height="5.408cm" fo:min-width="5.158cm"/>
    </style:style>
    <style:style style:name="gr3" style:family="graphic" style:parent-style-name="objectwithoutfill">
      <style:graphic-properties svg:stroke-width="0cm" svg:stroke-color="#ff3333" draw:marker-start="Arrow" draw:marker-end="Arrow" draw:fill="none" draw:textarea-horizontal-align="center" draw:textarea-vertical-align="middle"/>
    </style:style>
    <style:style style:name="gr4" style:family="graphic" style:parent-style-name="objectwithoutfill">
      <style:graphic-properties svg:stroke-width="0cm" svg:stroke-color="#ff3333" draw:fill="none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6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gr7" style:family="graphic" style:parent-style-name="standard">
      <style:graphic-properties svg:stroke-width="0.1cm" svg:stroke-color="#00cc00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gr8" style:family="graphic" style:parent-style-name="standard">
      <style:graphic-properties svg:stroke-width="0.1cm" svg:stroke-color="#ff3333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gr9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gr10" style:family="graphic" style:parent-style-name="standard">
      <style:graphic-properties svg:stroke-width="0.1cm" svg:stroke-color="#808080" draw:marker-start-width="0.45cm" draw:marker-end-width="0.45cm" draw:fill="none" draw:textarea-horizontal-align="justify" draw:textarea-vertical-align="middle" draw:auto-grow-height="false" fo:min-height="1.852cm" fo:min-width="1.916cm" fo:padding-top="0cm" fo:padding-bottom="0cm" fo:padding-left="0cm" fo:padding-right="0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142cm" fo:min-width="0cm" fo:padding-top="0cm" fo:padding-bottom="0cm" fo:padding-left="0cm" fo:padding-right="0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objectwithoutfill">
      <style:graphic-properties svg:stroke-width="0.05cm" svg:stroke-color="#0000ff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cm" svg:stroke-color="#ff0000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cc00" draw:marker-start-width="0.455cm" draw:marker-end="Arrow" draw:marker-end-width="0.455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.05cm" svg:stroke-color="#000000" draw:marker-start-width="0.455cm" draw:marker-end-width="0.455cm" draw:fill="none" draw:fill-color="#ffffff" draw:textarea-horizontal-align="center" draw:textarea-vertical-align="middle" draw:auto-grow-height="false" draw:auto-grow-width="false" fo:min-height="0.142cm" fo:min-width="0cm" fo:padding-top="0cm" fo:padding-bottom="0cm" fo:padding-left="0cm" fo:padding-right="0cm"/>
    </style:style>
    <style:style style:name="gr17" style:family="graphic" style:parent-style-name="standard">
      <style:graphic-properties draw:stroke="dash" draw:stroke-dash="Dashed_20__28_var_29_" svg:stroke-width="0cm" draw:marker-start-width="0.15cm" draw:marker-end-width="0.15cm" draw:fill="none" draw:textarea-horizontal-align="justify" draw:textarea-vertical-align="middle" draw:auto-grow-height="false" fo:min-height="1.852cm" fo:min-width="1.916cm" fo:padding-top="-0.05cm" fo:padding-bottom="-0.05cm" fo:padding-left="-0.05cm" fo:padding-right="-0.05cm" draw:shadow="hidden"/>
    </style:style>
    <style:style style:name="gr18" style:family="graphic" style:parent-style-name="measure" style:list-style-name="L1">
      <style:graphic-properties draw:textarea-horizontal-align="center" draw:textarea-vertical-align="middle" draw:line-distance="0.467cm" draw:measure-align="left-outside" draw:measure-vertical-align="center"/>
    </style:style>
    <style:style style:name="gr19" style:family="graphic" style:parent-style-name="standard">
      <style:graphic-properties draw:stroke="none" draw:fill="none" fo:min-height="0.475cm"/>
    </style:style>
    <style:style style:name="gr20" style:family="graphic" style:parent-style-name="objectwithoutfill">
      <style:graphic-properties draw:stroke="dash" draw:stroke-dash="Dashed_20__28_var_29_" draw:marker-end="Arrow" draw:marker-end-width="0.2cm" draw:fill="none" draw:textarea-horizontal-align="center" draw:textarea-vertical-align="middle"/>
    </style:style>
    <style:style style:name="gr21" style:family="graphic" style:parent-style-name="objectwithoutfill">
      <style:graphic-properties draw:stroke="dash" draw:stroke-dash="Dashed_20__28_var_29_" draw:marker-end="Arrow" draw:marker-end-width="0.2cm" draw:fill="none" draw:textarea-horizontal-align="center" draw:textarea-vertical-align="top" fo:padding-top="0.1cm"/>
    </style:style>
    <style:style style:name="gr22" style:family="graphic" style:parent-style-name="standard">
      <style:graphic-properties draw:stroke="none" draw:fill="none" draw:textarea-vertical-align="middle" draw:auto-grow-width="true" fo:min-height="0.39cm" fo:min-width="0.366cm" fo:padding-top="0cm" fo:padding-bottom="0cm" fo:padding-left="0cm" fo:padding-right="0cm"/>
    </style:style>
    <style:style style:name="gr23" style:family="graphic" style:parent-style-name="measure" style:list-style-name="L2">
      <style:graphic-properties draw:stroke="none" draw:fill="none" fo:min-height="0.476cm"/>
    </style:style>
    <style:style style:name="gr24" style:family="graphic" style:parent-style-name="measure" style:list-style-name="L1">
      <style:graphic-properties draw:textarea-horizontal-align="center" draw:textarea-vertical-align="middle" draw:line-distance="5.133cm" draw:measure-align="left-outside" draw:measure-vertical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20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7" style:family="paragraph">
      <loext:graphic-properties draw:fill="none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8pt" style:font-size-complex="18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color="#000000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font-size="20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style:use-window-font-color="true" style:text-outline="false" style:text-line-through-style="none" style:text-line-through-type="none" style:font-name="Arial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7cm" draw:transform="rotate (1.5707963267949) translate (1.5cm 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g>
          <draw:custom-shape draw:style-name="gr2" draw:text-style-name="P1" draw:layer="layout" svg:width="8cm" svg:height="8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5cm" svg:y1="1cm" svg:x2="5cm" svg:y2="9cm">
            <text:p/>
          </draw:line>
          <draw:line draw:style-name="gr4" draw:text-style-name="P1" draw:layer="layout" svg:x1="8.464cm" svg:y1="3cm" svg:x2="1.536cm" svg:y2="7cm">
            <text:p/>
          </draw:line>
          <draw:line draw:style-name="gr4" draw:text-style-name="P1" draw:layer="layout" svg:x1="1.536cm" svg:y1="3cm" svg:x2="8.464cm" svg:y2="7cm">
            <text:p/>
          </draw:line>
          <draw:line draw:style-name="gr3" draw:text-style-name="P1" draw:layer="layout" svg:x1="1.536cm" svg:y1="5cm" svg:x2="8.464cm" svg:y2="5cm">
            <text:p/>
          </draw:line>
          <draw:frame draw:style-name="gr5" draw:text-style-name="P2" draw:layer="layout" svg:width="2.441cm" svg:height="0.963cm" svg:x="1.892cm" svg:y="4.233cm">
            <draw:text-box>
              <text:p>5.4mm</text:p>
            </draw:text-box>
          </draw:frame>
          <draw:frame draw:style-name="gr5" draw:text-style-name="P2" draw:layer="layout" svg:width="8.666cm" svg:height="0.963cm" svg:x="5cm" svg:y="2.037cm">
            <draw:text-box>
              <text:p>5.4mm / sin(60) = 6.23mm</text:p>
            </draw:text-box>
          </draw:frame>
        </draw:g>
        <draw:g>
          <draw:g>
            <draw:path draw:style-name="gr6" draw:text-style-name="P4" draw:layer="layout" svg:width="3.5cm" svg:height="4cm" svg:x="1cm" svg:y="9.999cm" svg:viewBox="0 0 3501 4001" svg:d="M0 3001v-2000l1750-1000 1751 1000v2000l-1751 1000zM0 4001zM3501 0z">
              <text:p text:style-name="P3"><text:span text:style-name="T1">0/0</text:span></text:p>
            </draw:path>
          </draw:g>
          <draw:g>
            <draw:path draw:style-name="gr6" draw:text-style-name="P4" draw:layer="layout" svg:width="3.5cm" svg:height="4cm" svg:x="4.499cm" svg:y="10cm" svg:viewBox="0 0 3501 4001" svg:d="M0 3001v-2000l1750-1000 1751 1000v2000l-1751 1000zM0 4001zM3501 0z">
              <text:p text:style-name="P3"><text:span text:style-name="T1">1/0</text:span></text:p>
            </draw:path>
          </draw:g>
          <draw:g>
            <draw:path draw:style-name="gr6" draw:text-style-name="P4" draw:layer="layout" svg:width="3.5cm" svg:height="4cm" svg:x="8cm" svg:y="10cm" svg:viewBox="0 0 3501 4001" svg:d="M0 3001v-2000l1750-1000 1751 1000v2000l-1751 1000zM0 4001zM3501 0z">
              <text:p text:style-name="P3"><text:span text:style-name="T1">2/0</text:span></text:p>
            </draw:path>
          </draw:g>
          <draw:g>
            <draw:path draw:style-name="gr6" draw:text-style-name="P4" draw:layer="layout" svg:width="3.5cm" svg:height="4cm" svg:x="11.499cm" svg:y="10.001cm" svg:viewBox="0 0 3501 4001" svg:d="M0 3001v-2000l1750-1000 1751 1000v2000l-1751 1000zM0 4001zM3501 0z">
              <text:p text:style-name="P3"><text:span text:style-name="T1">3/0</text:span></text:p>
            </draw:path>
          </draw:g>
          <draw:g>
            <draw:path draw:style-name="gr6" draw:text-style-name="P4" draw:layer="layout" svg:width="3.5cm" svg:height="4cm" svg:x="15cm" svg:y="10cm" svg:viewBox="0 0 3501 4001" svg:d="M0 3001v-2000l1750-1000 1751 1000v2000l-1751 1000zM0 4001zM3501 0z">
              <text:p text:style-name="P3"><text:span text:style-name="T1">4/0</text:span></text:p>
            </draw:path>
          </draw:g>
        </draw:g>
        <draw:g>
          <draw:g>
            <draw:path draw:style-name="gr6" draw:text-style-name="P4" draw:layer="layout" svg:width="3.5cm" svg:height="4cm" svg:x="2.666cm" svg:y="13cm" svg:viewBox="0 0 3501 4001" svg:d="M0 3001v-2000l1750-1000 1751 1000v2000l-1751 1000zM0 4001zM3501 0z">
              <text:p text:style-name="P3"><text:span text:style-name="T1">0/1</text:span></text:p>
            </draw:path>
          </draw:g>
          <draw:g>
            <draw:path draw:style-name="gr6" draw:text-style-name="P4" draw:layer="layout" svg:width="3.5cm" svg:height="4cm" svg:x="6.165cm" svg:y="13.001cm" svg:viewBox="0 0 3501 4001" svg:d="M0 3001v-2000l1750-1000 1751 1000v2000l-1751 1000zM0 4001zM3501 0z">
              <text:p text:style-name="P3"><text:span text:style-name="T1">1/1</text:span></text:p>
            </draw:path>
          </draw:g>
          <draw:g>
            <draw:path draw:style-name="gr6" draw:text-style-name="P4" draw:layer="layout" svg:width="3.5cm" svg:height="4cm" svg:x="13.165cm" svg:y="13.002cm" svg:viewBox="0 0 3501 4001" svg:d="M0 3001v-2000l1750-1000 1751 1000v2000l-1751 1000zM0 4001zM3501 0z">
              <text:p text:style-name="P3"><text:span text:style-name="T1">3/1</text:span></text:p>
            </draw:path>
          </draw:g>
          <draw:g>
            <draw:path draw:style-name="gr6" draw:text-style-name="P4" draw:layer="layout" svg:width="3.5cm" svg:height="4cm" svg:x="16.666cm" svg:y="13.001cm" svg:viewBox="0 0 3501 4001" svg:d="M0 3001v-2000l1750-1000 1751 1000v2000l-1751 1000zM0 4001zM3501 0z">
              <text:p text:style-name="P3"><text:span text:style-name="T1">4/1</text:span></text:p>
            </draw:path>
          </draw:g>
          <draw:g>
            <draw:path draw:style-name="gr7" draw:text-style-name="P4" draw:layer="layout" svg:width="3.5cm" svg:height="4cm" svg:x="9.666cm" svg:y="13.001cm" svg:viewBox="0 0 3501 4001" svg:d="M0 3001v-2000l1750-1000 1751 1000v2000l-1751 1000zM0 4001zM3501 0z">
              <text:p text:style-name="P3"><text:span text:style-name="T1">2/1</text:span></text:p>
            </draw:path>
          </draw:g>
        </draw:g>
        <draw:g>
          <draw:g>
            <draw:path draw:style-name="gr6" draw:text-style-name="P4" draw:layer="layout" svg:width="3.5cm" svg:height="4cm" svg:x="2.666cm" svg:y="18.997cm" svg:viewBox="0 0 3501 4001" svg:d="M0 3001v-2000l1750-1000 1751 1000v2000l-1751 1000zM0 4001zM3501 0z">
              <text:p text:style-name="P3"><text:span text:style-name="T1">0/3</text:span></text:p>
            </draw:path>
          </draw:g>
          <draw:g>
            <draw:path draw:style-name="gr6" draw:text-style-name="P4" draw:layer="layout" svg:width="3.5cm" svg:height="4cm" svg:x="6.165cm" svg:y="18.998cm" svg:viewBox="0 0 3501 4001" svg:d="M0 3001v-2000l1750-1000 1751 1000v2000l-1751 1000zM0 4001zM3501 0z">
              <text:p text:style-name="P3"><text:span text:style-name="T1">1/3</text:span></text:p>
            </draw:path>
          </draw:g>
          <draw:g>
            <draw:path draw:style-name="gr6" draw:text-style-name="P4" draw:layer="layout" svg:width="3.5cm" svg:height="4cm" svg:x="9.666cm" svg:y="18.998cm" svg:viewBox="0 0 3501 4001" svg:d="M0 3001v-2000l1750-1000 1751 1000v2000l-1751 1000zM0 4001zM3501 0z">
              <text:p text:style-name="P3"><text:span text:style-name="T1">2/3</text:span></text:p>
            </draw:path>
          </draw:g>
          <draw:g>
            <draw:path draw:style-name="gr6" draw:text-style-name="P4" draw:layer="layout" svg:width="3.5cm" svg:height="4cm" svg:x="13.165cm" svg:y="18.999cm" svg:viewBox="0 0 3501 4001" svg:d="M0 3001v-2000l1750-1000 1751 1000v2000l-1751 1000zM0 4001zM3501 0z">
              <text:p text:style-name="P3"><text:span text:style-name="T1">3/3</text:span></text:p>
            </draw:path>
          </draw:g>
          <draw:g>
            <draw:path draw:style-name="gr6" draw:text-style-name="P4" draw:layer="layout" svg:width="3.5cm" svg:height="4cm" svg:x="16.666cm" svg:y="18.998cm" svg:viewBox="0 0 3501 4001" svg:d="M0 3001v-2000l1750-1000 1751 1000v2000l-1751 1000zM0 4001zM3501 0z">
              <text:p text:style-name="P3"><text:span text:style-name="T1">4/3</text:span></text:p>
            </draw:path>
          </draw:g>
        </draw:g>
        <draw:g>
          <draw:g>
            <draw:path draw:style-name="gr6" draw:text-style-name="P4" draw:layer="layout" svg:width="3.5cm" svg:height="4cm" svg:x="0.965cm" svg:y="21.997cm" svg:viewBox="0 0 3501 4001" svg:d="M0 3001v-2000l1750-1000 1751 1000v2000l-1751 1000zM0 4001zM3501 0z">
              <text:p text:style-name="P3"><text:span text:style-name="T1">0/4</text:span></text:p>
            </draw:path>
          </draw:g>
          <draw:g>
            <draw:path draw:style-name="gr6" draw:text-style-name="P4" draw:layer="layout" svg:width="3.5cm" svg:height="4cm" svg:x="4.464cm" svg:y="21.998cm" svg:viewBox="0 0 3501 4001" svg:d="M0 3001v-2000l1750-1000 1751 1000v2000l-1751 1000zM0 4001zM3501 0z">
              <text:p text:style-name="P3"><text:span text:style-name="T1">1/4</text:span></text:p>
            </draw:path>
          </draw:g>
          <draw:g>
            <draw:path draw:style-name="gr6" draw:text-style-name="P4" draw:layer="layout" svg:width="3.5cm" svg:height="4cm" svg:x="7.965cm" svg:y="21.998cm" svg:viewBox="0 0 3501 4001" svg:d="M0 3001v-2000l1750-1000 1751 1000v2000l-1751 1000zM0 4001zM3501 0z">
              <text:p text:style-name="P3"><text:span text:style-name="T1">2/4</text:span></text:p>
            </draw:path>
          </draw:g>
          <draw:g>
            <draw:path draw:style-name="gr6" draw:text-style-name="P4" draw:layer="layout" svg:width="3.5cm" svg:height="4cm" svg:x="11.464cm" svg:y="21.999cm" svg:viewBox="0 0 3501 4001" svg:d="M0 3001v-2000l1750-1000 1751 1000v2000l-1751 1000zM0 4001zM3501 0z">
              <text:p text:style-name="P3"><text:span text:style-name="T1">3/4</text:span></text:p>
            </draw:path>
          </draw:g>
          <draw:g>
            <draw:path draw:style-name="gr6" draw:text-style-name="P4" draw:layer="layout" svg:width="3.5cm" svg:height="4cm" svg:x="14.965cm" svg:y="21.998cm" svg:viewBox="0 0 3501 4001" svg:d="M0 3001v-2000l1750-1000 1751 1000v2000l-1751 1000zM0 4001zM3501 0z">
              <text:p text:style-name="P3"><text:span text:style-name="T1">4/4</text:span></text:p>
            </draw:path>
          </draw:g>
        </draw:g>
        <draw:g>
          <draw:g>
            <draw:path draw:style-name="gr6" draw:text-style-name="P4" draw:layer="layout" svg:width="3.5cm" svg:height="4cm" svg:x="1cm" svg:y="15.996cm" svg:viewBox="0 0 3501 4001" svg:d="M0 3001v-2000l1750-1000 1751 1000v2000l-1751 1000zM0 4001zM3501 0z">
              <text:p text:style-name="P3"><text:span text:style-name="T1">0/2</text:span></text:p>
            </draw:path>
          </draw:g>
          <draw:g>
            <draw:path draw:style-name="gr6" draw:text-style-name="P4" draw:layer="layout" svg:width="3.5cm" svg:height="4cm" svg:x="8cm" svg:y="15.997cm" svg:viewBox="0 0 3501 4001" svg:d="M0 3001v-2000l1750-1000 1751 1000v2000l-1751 1000zM0 4001zM3501 0z">
              <text:p text:style-name="P3"><text:span text:style-name="T1">2/2</text:span></text:p>
            </draw:path>
          </draw:g>
          <draw:g>
            <draw:path draw:style-name="gr6" draw:text-style-name="P4" draw:layer="layout" svg:width="3.5cm" svg:height="4cm" svg:x="11.499cm" svg:y="15.998cm" svg:viewBox="0 0 3501 4001" svg:d="M0 3001v-2000l1750-1000 1751 1000v2000l-1751 1000zM0 4001zM3501 0z">
              <text:p text:style-name="P3"><text:span text:style-name="T1">3/2</text:span></text:p>
            </draw:path>
          </draw:g>
          <draw:g>
            <draw:path draw:style-name="gr6" draw:text-style-name="P4" draw:layer="layout" svg:width="3.5cm" svg:height="4cm" svg:x="15cm" svg:y="15.997cm" svg:viewBox="0 0 3501 4001" svg:d="M0 3001v-2000l1750-1000 1751 1000v2000l-1751 1000zM0 4001zM3501 0z">
              <text:p text:style-name="P3"><text:span text:style-name="T1">4/2</text:span></text:p>
            </draw:path>
          </draw:g>
          <draw:g>
            <draw:path draw:style-name="gr8" draw:text-style-name="P4" draw:layer="layout" svg:width="3.5cm" svg:height="4cm" svg:x="4.499cm" svg:y="15.997cm" svg:viewBox="0 0 3501 4001" svg:d="M0 3001v-2000l1750-1000 1751 1000v2000l-1751 1000zM0 4001zM3501 0z">
              <text:p text:style-name="P3"><text:span text:style-name="T1">1/2</text:span></text:p>
            </draw:path>
          </draw:g>
        </draw:g>
        <draw:g>
          <draw:path draw:style-name="gr9" draw:text-style-name="P4" draw:layer="layout" svg:width="3.5cm" svg:height="4cm" svg:x="13.033cm" svg:y="1.1cm" svg:viewBox="0 0 3501 4001" svg:d="M0 3001v-2000l1750-1000 1751 1000v2000l-1751 1000zM0 4001zM3501 0z">
            <text:p/>
          </draw:path>
        </draw:g>
        <draw:g>
          <draw:path draw:style-name="gr9" draw:text-style-name="P4" draw:layer="layout" svg:width="3.5cm" svg:height="4cm" svg:x="16.532cm" svg:y="1.101cm" svg:viewBox="0 0 3501 4001" svg:d="M0 3001v-2000l1750-1000 1751 1000v2000l-1751 1000zM0 4001zM3501 0z">
            <text:p/>
          </draw:path>
        </draw:g>
        <draw:g>
          <draw:path draw:style-name="gr9" draw:text-style-name="P4" draw:layer="layout" svg:width="3.5cm" svg:height="4cm" svg:x="14.833cm" svg:y="4.1cm" svg:viewBox="0 0 3501 4001" svg:d="M0 3001v-2000l1750-1000 1751 1000v2000l-1751 1000zM0 4001zM3501 0z">
            <text:p/>
          </draw:path>
        </draw:g>
        <draw:g>
          <draw:path draw:style-name="gr10" draw:text-style-name="P4" draw:layer="layout" svg:width="3.5cm" svg:height="4cm" svg:x="14.766cm" svg:y="2.1cm" svg:viewBox="0 0 3501 4001" svg:d="M0 3001v-2000l1750-1000 1751 1000v2000l-1751 1000zM0 4001zM3501 0z">
            <text:p/>
          </draw:path>
        </draw:g>
        <draw:frame draw:style-name="gr11" draw:text-style-name="P5" draw:layer="layout" svg:width="0.739cm" svg:height="0.725cm" svg:x="14.927cm" svg:y="4.941cm">
          <draw:text-box>
            <text:p><text:span text:style-name="T2">0/6</text:span></text:p>
          </draw:text-box>
        </draw:frame>
        <draw:frame draw:style-name="gr11" draw:text-style-name="P5" draw:layer="layout" svg:width="0.739cm" svg:height="0.725cm" svg:x="16.594cm" svg:y="3.508cm">
          <draw:text-box>
            <text:p><text:span text:style-name="T2">1/7</text:span></text:p>
          </draw:text-box>
        </draw:frame>
        <draw:frame draw:style-name="gr11" draw:text-style-name="P5" draw:layer="layout" svg:width="0.739cm" svg:height="0.725cm" svg:x="16.666cm" svg:y="2cm">
          <draw:text-box>
            <text:p><text:span text:style-name="T2">2/8</text:span></text:p>
          </draw:text-box>
        </draw:frame>
        <draw:frame draw:style-name="gr11" draw:text-style-name="P5" draw:layer="layout" svg:width="0.739cm" svg:height="0.725cm" svg:x="14.928cm" svg:y="4.942cm">
          <draw:text-box>
            <text:p><text:span text:style-name="T2">0/6</text:span></text:p>
          </draw:text-box>
        </draw:frame>
        <draw:frame draw:style-name="gr11" draw:text-style-name="P5" draw:layer="layout" svg:width="0.739cm" svg:height="0.725cm" svg:x="14.527cm" svg:y="1.175cm">
          <draw:text-box>
            <text:p><text:span text:style-name="T2">3/9</text:span></text:p>
          </draw:text-box>
        </draw:frame>
        <draw:frame draw:style-name="gr11" draw:text-style-name="P5" draw:layer="layout" svg:width="1cm" svg:height="0.725cm" svg:x="13.1cm" svg:y="2.1cm">
          <draw:text-box>
            <text:p><text:span text:style-name="T2">4/10</text:span></text:p>
          </draw:text-box>
        </draw:frame>
        <draw:frame draw:style-name="gr11" draw:text-style-name="P5" draw:layer="layout" svg:width="1cm" svg:height="0.725cm" svg:x="13.1cm" svg:y="3.433cm">
          <draw:text-box>
            <text:p><text:span text:style-name="T2">5/11</text:span></text:p>
          </draw:text-box>
        </draw:frame>
      </draw:page>
      <draw:page draw:name="page2" draw:style-name="dp1" draw:master-page-name="Default">
        <draw:polygon draw:style-name="gr12" draw:text-style-name="P3" draw:layer="layout" svg:width="3.332cm" svg:height="5.666cm" svg:x="6.333cm" svg:y="6.333cm" svg:viewBox="0 0 3333 5667" draw:points="3333,4000 2667,0 0,1667 667,5667">
          <text:p/>
        </draw:polygon>
        <draw:polygon draw:style-name="gr12" draw:text-style-name="P3" draw:layer="layout" svg:width="1.999cm" svg:height="6.333cm" svg:x="5cm" svg:y="5.666cm" svg:viewBox="0 0 2000 6334" draw:points="0,0 1333,2334 2000,6334 666,4000">
          <text:p/>
        </draw:polygon>
        <draw:polygon draw:style-name="gr12" draw:text-style-name="P3" draw:layer="layout" svg:width="3.999cm" svg:height="3.999cm" svg:x="5cm" svg:y="4cm" svg:viewBox="0 0 4000 4000" draw:points="2666,0 4000,2333 1333,4000 0,1666">
          <text:p/>
        </draw:polygon>
        <draw:g>
          <draw:line draw:style-name="gr13" draw:text-style-name="P1" draw:layer="layout" svg:x1="7.004cm" svg:y1="8.029cm" svg:x2="13.004cm" svg:y2="8.029cm">
            <text:p/>
          </draw:line>
          <draw:line draw:style-name="gr14" draw:text-style-name="P1" draw:layer="layout" svg:x1="7.004cm" svg:y1="8.029cm" svg:x2="12.004cm" svg:y2="8.695cm">
            <text:p/>
          </draw:line>
          <draw:line draw:style-name="gr15" draw:text-style-name="P1" draw:layer="layout" svg:x1="7.004cm" svg:y1="8.029cm" svg:x2="7.004cm" svg:y2="2.029cm">
            <text:p/>
          </draw:line>
          <draw:frame draw:style-name="gr16" draw:text-style-name="P5" draw:layer="layout" svg:width="0.566cm" svg:height="0.725cm" svg:x="12.004cm" svg:y="8.362cm">
            <draw:text-box>
              <text:p><text:span text:style-name="T2">X</text:span></text:p>
            </draw:text-box>
          </draw:frame>
          <draw:frame draw:style-name="gr16" draw:text-style-name="P5" draw:layer="layout" svg:width="0.566cm" svg:height="0.725cm" svg:x="13.004cm" svg:y="7.637cm">
            <draw:text-box>
              <text:p><text:span text:style-name="T2">Z</text:span></text:p>
            </draw:text-box>
          </draw:frame>
          <draw:frame draw:style-name="gr16" draw:text-style-name="P5" draw:layer="layout" svg:width="0.566cm" svg:height="0.725cm" svg:x="6.67cm" svg:y="1.362cm">
            <draw:text-box>
              <text:p><text:span text:style-name="T2">Y</text:span></text:p>
            </draw:text-box>
          </draw:frame>
        </draw:g>
        <draw:path draw:style-name="gr17" draw:text-style-name="P4" draw:layer="layout" svg:width="3.999cm" svg:height="7.999cm" svg:x="15.004cm" svg:y="4.097cm" svg:viewBox="0 0 4000 8000" svg:d="M0 5666v-4000l1999-1664 2001 2331v4000l-2001 1667zM0 8000zM4000 0z">
          <text:p/>
        </draw:path>
        <draw:path draw:style-name="gr9" draw:text-style-name="P4" draw:layer="layout" svg:width="4.665cm" svg:height="7.999cm" svg:x="5cm" svg:y="4cm" svg:viewBox="0 0 4666 8000" svg:d="M666 5666l-666-4000 2666-1666 1334 2333 666 4000-2666 1667zM4 8000zM4004 0z">
          <text:p/>
        </draw:path>
        <draw:path draw:style-name="gr17" draw:text-style-name="P4" draw:layer="layout" svg:width="3.999cm" svg:height="7.999cm" svg:x="5cm" svg:y="4cm" svg:viewBox="0 0 4000 8000" svg:d="M0 5666v-4000l1999-1664 2001 2331v4000l-2001 1667zM0 8000zM4000 0z">
          <text:p/>
        </draw:path>
        <draw:path draw:style-name="gr9" draw:text-style-name="P4" draw:layer="layout" svg:width="3.999cm" svg:height="7.999cm" svg:x="15.004cm" svg:y="2.997cm" svg:viewBox="0 0 4000 8000" svg:d="M0 5666v-4000l1999-1664 2001 2331v4000l-2001 1667zM0 8000zM4000 0z">
          <text:p/>
        </draw:path>
        <draw:measure draw:style-name="gr18" draw:text-style-name="P6" draw:layer="measurelines" svg:x1="19cm" svg:y1="5.333cm" svg:x2="19cm" svg:y2="6.333cm">
          <text:p text:style-name="P6">dy</text:p>
        </draw:measure>
        <draw:frame draw:style-name="gr19" draw:text-style-name="P7" draw:layer="layout" svg:width="0.739cm" svg:height="0.725cm" svg:x="16.594cm" svg:y="2.275cm">
          <draw:text-box>
            <text:p><text:span text:style-name="T2">0</text:span></text:p>
          </draw:text-box>
        </draw:frame>
        <draw:frame draw:style-name="gr19" draw:text-style-name="P7" draw:layer="layout" svg:width="0.739cm" svg:height="0.725cm" svg:x="18.666cm" svg:y="4.275cm">
          <draw:text-box>
            <text:p><text:span text:style-name="T2">1</text:span></text:p>
          </draw:text-box>
        </draw:frame>
        <draw:frame draw:style-name="gr19" draw:text-style-name="P7" draw:layer="layout" svg:width="0.739cm" svg:height="0.725cm" svg:x="19cm" svg:y="9.333cm">
          <draw:text-box>
            <text:p><text:span text:style-name="T2">2</text:span></text:p>
          </draw:text-box>
        </draw:frame>
        <draw:frame draw:style-name="gr19" draw:text-style-name="P7" draw:layer="layout" svg:width="0.739cm" svg:height="0.725cm" svg:x="16.666cm" svg:y="11cm">
          <draw:text-box>
            <text:p><text:span text:style-name="T2">3</text:span></text:p>
          </draw:text-box>
        </draw:frame>
        <draw:frame draw:style-name="gr19" draw:text-style-name="P7" draw:layer="layout" svg:width="0.739cm" svg:height="0.725cm" svg:x="14.261cm" svg:y="8.666cm">
          <draw:text-box>
            <text:p><text:span text:style-name="T2">4</text:span></text:p>
          </draw:text-box>
        </draw:frame>
        <draw:frame draw:style-name="gr19" draw:text-style-name="P7" draw:layer="layout" svg:width="0.739cm" svg:height="0.725cm" svg:x="14.261cm" svg:y="4cm">
          <draw:text-box>
            <text:p><text:span text:style-name="T2">5</text:span></text:p>
          </draw:text-box>
        </draw:frame>
        <draw:frame draw:style-name="gr19" draw:text-style-name="P7" draw:layer="layout" svg:width="0.739cm" svg:height="0.725cm" svg:x="6.666cm" svg:y="3.333cm">
          <draw:text-box>
            <text:p><text:span text:style-name="T2">6</text:span></text:p>
          </draw:text-box>
        </draw:frame>
        <draw:frame draw:style-name="gr19" draw:text-style-name="P7" draw:layer="layout" svg:width="0.739cm" svg:height="0.725cm" svg:x="9.594cm" svg:y="5.666cm">
          <draw:text-box>
            <text:p><text:span text:style-name="T2">7</text:span></text:p>
          </draw:text-box>
        </draw:frame>
        <draw:frame draw:style-name="gr19" draw:text-style-name="P7" draw:layer="layout" svg:width="0.739cm" svg:height="0.725cm" svg:x="9cm" svg:y="10.666cm">
          <draw:text-box>
            <text:p><text:span text:style-name="T2">8</text:span></text:p>
          </draw:text-box>
        </draw:frame>
        <draw:frame draw:style-name="gr19" draw:text-style-name="P7" draw:layer="layout" svg:width="0.739cm" svg:height="0.725cm" svg:x="7.261cm" svg:y="12cm">
          <draw:text-box>
            <text:p><text:span text:style-name="T2">9</text:span></text:p>
          </draw:text-box>
        </draw:frame>
        <draw:frame draw:style-name="gr19" draw:text-style-name="P7" draw:layer="layout" svg:width="0.739cm" svg:height="0.725cm" svg:x="9.595cm" svg:y="5.667cm">
          <draw:text-box>
            <text:p><text:span text:style-name="T2">7</text:span></text:p>
          </draw:text-box>
        </draw:frame>
        <draw:frame draw:style-name="gr19" draw:text-style-name="P7" draw:layer="layout" svg:width="1cm" svg:height="0.725cm" svg:x="4cm" svg:y="9.608cm">
          <draw:text-box>
            <text:p><text:span text:style-name="T2">10</text:span></text:p>
          </draw:text-box>
        </draw:frame>
        <draw:frame draw:style-name="gr19" draw:text-style-name="P7" draw:layer="layout" svg:width="1cm" svg:height="0.725cm" svg:x="4.666cm" svg:y="5cm">
          <draw:text-box>
            <text:p><text:span text:style-name="T2">11</text:span></text:p>
          </draw:text-box>
        </draw:frame>
        <draw:line draw:style-name="gr20" draw:text-style-name="P1" draw:layer="layout" svg:x1="9cm" svg:y1="10.333cm" svg:x2="9.666cm" svg:y2="10.333cm">
          <text:p/>
        </draw:line>
        <draw:line draw:style-name="gr20" draw:text-style-name="P1" draw:layer="layout" svg:x1="7cm" svg:y1="4cm" svg:x2="7.666cm" svg:y2="4cm">
          <text:p/>
        </draw:line>
        <draw:line draw:style-name="gr20" draw:text-style-name="P1" draw:layer="layout" svg:x1="5cm" svg:y1="9.666cm" svg:x2="5.666cm" svg:y2="9.666cm">
          <text:p/>
        </draw:line>
        <draw:line draw:style-name="gr21" draw:text-style-name="P8" draw:layer="layout" svg:x1="6.999cm" svg:y1="8cm" svg:x2="6.333cm" svg:y2="8cm">
          <text:p/>
        </draw:line>
        <draw:frame draw:style-name="gr19" draw:text-style-name="P7" draw:layer="layout" svg:width="1cm" svg:height="0.725cm" svg:x="5.333cm" svg:y="7.666cm">
          <draw:text-box>
            <text:p><text:span text:style-name="T2">12</text:span></text:p>
          </draw:text-box>
        </draw:frame>
        <draw:frame draw:style-name="gr22" draw:text-style-name="P9" draw:layer="layout" svg:width="0.366cm" svg:height="0.39cm" svg:x="6.634cm" svg:y="8cm">
          <draw:text-box>
            <text:p><text:span text:style-name="T3">z3</text:span></text:p>
          </draw:text-box>
        </draw:frame>
        <draw:frame draw:style-name="gr22" draw:text-style-name="P9" draw:layer="layout" svg:width="0.366cm" svg:height="0.39cm" svg:x="9cm" svg:y="5.666cm">
          <draw:text-box>
            <text:p><text:span text:style-name="T3">z1</text:span></text:p>
          </draw:text-box>
        </draw:frame>
        <draw:frame draw:style-name="gr22" draw:text-style-name="P9" draw:layer="layout" svg:width="0.366cm" svg:height="0.39cm" svg:x="7.3cm" svg:y="3.566cm">
          <draw:text-box>
            <text:p><text:span text:style-name="T3">z2</text:span></text:p>
          </draw:text-box>
        </draw:frame>
        <draw:frame draw:style-name="gr23" draw:text-style-name="P10" draw:layer="layout" svg:width="0.502cm" svg:height="1.204cm" svg:x="19.092cm" svg:y="13.31cm">
          <draw:text-box>
            <text:p/>
          </draw:text-box>
        </draw:frame>
        <draw:measure draw:style-name="gr24" draw:text-style-name="P6" draw:layer="layout" svg:x1="17cm" svg:y1="8cm" svg:x2="7cm" svg:y2="8cm">
          <text:p text:style-name="P6"><text:span text:style-name="T4">z0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Z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H45M16S</meta:editing-duration>
    <meta:editing-cycles>16</meta:editing-cycles>
    <meta:generator>LibreOffice/5.0.3.2$Windows_x86 LibreOffice_project/e5f16313668ac592c1bfb310f4390624e3dbfb75</meta:generator>
    <dc:date>2015-11-19T09:57:09.166000000</dc:date>
    <meta:document-statistic meta:object-count="117"/>
  </office:meta>
</office:document-meta>
</file>